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c13c7" officeooo:paragraph-rsid="001c13c7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1c13c7" officeooo:paragraph-rsid="001c13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c13c7" officeooo:paragraph-rsid="001c13c7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d9410" officeooo:paragraph-rsid="001d941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3e1a8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efcb2" officeooo:paragraph-rsid="001efcb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1dbf" officeooo:paragraph-rsid="00201db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19c6c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19c6c" officeooo:paragraph-rsid="0027747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ab79d" officeooo:paragraph-rsid="002ab79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17144" officeooo:paragraph-rsid="0031714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1pt" fo:font-weight="bold" officeooo:rsid="001c13c7" officeooo:paragraph-rsid="001c13c7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5pt" fo:font-weight="bold" officeooo:rsid="001d9410" officeooo:paragraph-rsid="001d9410" style:font-size-asian="15pt" style:font-weight-asian="bold" style:font-size-complex="15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ca25a" officeooo:paragraph-rsid="003ca25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3e1a8a" officeooo:paragraph-rsid="003e1a8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officeooo:rsid="00277470" officeooo:paragraph-rsid="00277470"/>
    </style:style>
    <style:style style:name="P19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31adce" officeooo:paragraph-rsid="0031adce" style:font-size-asian="10.5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3049c4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33d520"/>
    </style:style>
    <style:style style:name="P22" style:family="paragraph" style:parent-style-name="Standard" style:list-style-name="L1">
      <style:paragraph-properties fo:text-align="start" style:justify-single-word="false"/>
      <style:text-properties fo:font-size="12pt" fo:font-weight="normal" officeooo:rsid="0022bfc2" officeooo:paragraph-rsid="00277470" style:font-size-asian="10.5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277470" officeooo:paragraph-rsid="00277470" style:font-size-asian="10.5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ize="12pt" fo:font-weight="normal" officeooo:rsid="0032eac4" officeooo:paragraph-rsid="003049c4" style:font-size-asian="10.5pt" style:font-weight-asian="normal" style:font-size-complex="12pt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2pt" fo:font-weight="normal" officeooo:rsid="0032eac4" officeooo:paragraph-rsid="0032eac4" style:font-size-asian="10.5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fo:font-size="12pt" fo:font-weight="normal" officeooo:rsid="003549fb" officeooo:paragraph-rsid="003549fb" style:font-size-asian="10.5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weight="normal" officeooo:rsid="003549fb" officeooo:paragraph-rsid="0033d52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375755" officeooo:paragraph-rsid="00375755" style:font-size-asian="10.5pt" style:font-weight-asian="normal" style:font-size-complex="12pt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2pt" fo:font-weight="normal" officeooo:rsid="003955fd" officeooo:paragraph-rsid="003955fd" style:font-size-asian="10.5pt" style:font-weight-asian="normal" style:font-size-complex="12pt" style:font-weight-complex="normal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2pt" fo:font-weight="normal" officeooo:rsid="0038d182" officeooo:paragraph-rsid="00375755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text-align="start" style:justify-single-word="false"/>
      <style:text-properties fo:font-size="12pt" fo:font-weight="normal" officeooo:rsid="003b02e9" officeooo:paragraph-rsid="003b7ae6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fo:font-weight="normal" officeooo:rsid="003b7ae6" officeooo:paragraph-rsid="003b7ae6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9410" officeooo:paragraph-rsid="001d9410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317144" officeooo:paragraph-rsid="001d9410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31adce" officeooo:paragraph-rsid="0031adce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3e1a8a" officeooo:paragraph-rsid="003e1a8a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text-position="0% 100%" style:font-name="Liberation Serif1" fo:font-size="12pt" fo:font-weight="normal" officeooo:rsid="00290730" officeooo:paragraph-rsid="00290730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375755" officeooo:paragraph-rsid="00375755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375755" officeooo:paragraph-rsid="003b7ae6"/>
    </style:style>
    <style:style style:name="P41" style:family="paragraph" style:parent-style-name="Standard" style:list-style-name="L2">
      <style:paragraph-properties fo:text-align="start" style:justify-single-word="false"/>
      <style:text-properties fo:font-weight="bold" officeooo:rsid="00375755" officeooo:paragraph-rsid="003b7ae6" style:font-weight-asian="bold" style:font-weight-complex="bold"/>
    </style:style>
    <style:style style:name="P42" style:family="paragraph" style:parent-style-name="Standard" style:list-style-name="L2">
      <style:paragraph-properties fo:text-align="start" style:justify-single-word="false"/>
      <style:text-properties fo:font-weight="normal" officeooo:rsid="003b7ae6" officeooo:paragraph-rsid="003b7ae6" style:font-weight-asian="normal" style:font-weight-complex="normal"/>
    </style:style>
    <style:style style:name="T1" style:family="text">
      <style:text-properties officeooo:rsid="001efcb2"/>
    </style:style>
    <style:style style:name="T2" style:family="text">
      <style:text-properties officeooo:rsid="00201dbf"/>
    </style:style>
    <style:style style:name="T3" style:family="text">
      <style:text-properties officeooo:rsid="0022bfc2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277470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90730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3049c4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32eac4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3549fb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33d52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375755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38d182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3955fd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3b02e9" style:font-size-asian="10.5pt" style:font-weight-asian="normal" style:font-size-complex="12pt" style:font-weight-complex="normal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font-size="12pt" officeooo:rsid="003b02e9" style:font-size-asian="10.5pt" style:font-size-complex="12pt"/>
    </style:style>
    <style:style style:name="T17" style:family="text">
      <style:text-properties fo:font-size="12pt" officeooo:rsid="003b7ae6" style:font-size-asian="10.5pt" style:font-size-complex="12pt"/>
    </style:style>
    <style:style style:name="T18" style:family="text">
      <style:text-properties fo:font-size="12pt" officeooo:rsid="003ca25a" style:font-size-asian="10.5pt" style:font-size-complex="12pt"/>
    </style:style>
    <style:style style:name="T19" style:family="text">
      <style:text-properties fo:font-size="12pt" officeooo:rsid="003e1a8a" style:font-size-asian="10.5pt" style:font-size-complex="12pt"/>
    </style:style>
    <style:style style:name="T20" style:family="text">
      <style:text-properties fo:font-size="12pt" fo:font-weight="bold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3049c4" style:font-size-asian="10.5pt" style:font-weight-asian="bold" style:font-size-complex="12pt" style:font-weight-complex="bold"/>
    </style:style>
    <style:style style:name="T22" style:family="text">
      <style:text-properties fo:font-size="12pt" fo:font-weight="bold" officeooo:rsid="0033d520" style:font-size-asian="10.5pt" style:font-weight-asian="bold" style:font-size-complex="12pt" style:font-weight-complex="bold"/>
    </style:style>
    <style:style style:name="T23" style:family="text">
      <style:text-properties fo:font-size="12pt" fo:font-weight="bold" officeooo:rsid="003549fb" style:font-size-asian="10.5pt" style:font-weight-asian="bold" style:font-size-complex="12pt" style:font-weight-complex="bold"/>
    </style:style>
    <style:style style:name="T24" style:family="text">
      <style:text-properties fo:font-size="12pt" fo:font-weight="bold" officeooo:rsid="0032eac4" style:font-size-asian="10.5pt" style:font-weight-asian="bold" style:font-size-complex="12pt" style:font-weight-complex="bold"/>
    </style:style>
    <style:style style:name="T25" style:family="text">
      <style:text-properties fo:font-size="12pt" fo:font-weight="bold" officeooo:rsid="003b02e9" style:font-size-asian="10.5pt" style:font-weight-asian="bold" style:font-size-complex="12pt" style:font-weight-complex="bold"/>
    </style:style>
    <style:style style:name="T26" style:family="text">
      <style:text-properties fo:font-size="12pt" fo:font-weight="bold" officeooo:rsid="003b7ae6" style:font-size-asian="10.5pt" style:font-weight-asian="bold" style:font-size-complex="12pt" style:font-weight-complex="bold"/>
    </style:style>
    <style:style style:name="T27" style:family="text">
      <style:text-properties style:text-position="super 58%" fo:font-size="15pt" fo:font-weight="bold" officeooo:rsid="00290730" style:font-size-asian="15pt" style:font-weight-asian="bold" style:font-size-complex="15pt" style:font-weight-complex="bold"/>
    </style:style>
    <style:style style:name="T28" style:family="text">
      <style:text-properties style:text-position="super 58%" fo:font-size="15pt" fo:font-weight="bold" officeooo:rsid="003e1a8a" style:font-size-asian="15pt" style:font-weight-asian="bold" style:font-size-complex="15pt" style:font-weight-complex="bold"/>
    </style:style>
    <style:style style:name="T29" style:family="text">
      <style:text-properties style:text-position="0% 100%"/>
    </style:style>
    <style:style style:name="T30" style:family="text">
      <style:text-properties style:text-position="0% 100%" fo:font-size="12pt" style:font-size-asian="10.5pt" style:font-size-complex="12pt"/>
    </style:style>
    <style:style style:name="T31" style:family="text">
      <style:text-properties style:text-position="0% 100%" fo:font-size="12pt" fo:font-weight="bold" officeooo:rsid="003e1a8a" style:font-size-asian="10.5pt" style:font-weight-asian="bold" style:font-size-complex="12pt" style:font-weight-complex="bold"/>
    </style:style>
    <style:style style:name="T32" style:family="text">
      <style:text-properties style:text-position="0% 100%" fo:font-size="15pt" fo:font-weight="bold" officeooo:rsid="00290730" style:font-size-asian="15pt" style:font-weight-asian="bold" style:font-size-complex="15pt" style:font-weight-complex="bold"/>
    </style:style>
    <style:style style:name="T33" style:family="text">
      <style:text-properties style:text-position="0% 100%" fo:font-size="15pt" fo:font-weight="bold" officeooo:rsid="003e1a8a" style:font-size-asian="15pt" style:font-weight-asian="bold" style:font-size-complex="15pt" style:font-weight-complex="bold"/>
    </style:style>
    <style:style style:name="T34" style:family="text">
      <style:text-properties style:text-position="0% 100%" style:font-name="Liberation Serif1"/>
    </style:style>
    <style:style style:name="T35" style:family="text">
      <style:text-properties style:text-position="0% 100%" style:font-name="Liberation Serif1" fo:font-size="15pt" fo:font-weight="bold" style:font-size-asian="15pt" style:font-weight-asian="bold" style:font-size-complex="15pt" style:font-weight-complex="bold"/>
    </style:style>
    <style:style style:name="T36" style:family="text">
      <style:text-properties style:text-position="0% 100%" style:font-name="Liberation Serif1" fo:font-size="15pt" fo:font-weight="bold" officeooo:rsid="00290730" style:font-size-asian="15pt" style:font-weight-asian="bold" style:font-size-complex="15pt" style:font-weight-complex="bold"/>
    </style:style>
    <style:style style:name="T37" style:family="text">
      <style:text-properties style:text-position="0% 100%" style:font-name="Liberation Serif1" fo:font-size="12pt" style:font-size-asian="10.5pt" style:font-size-complex="12pt"/>
    </style:style>
    <style:style style:name="T38" style:family="text">
      <style:text-properties style:text-position="0% 100%" style:font-name="Liberation Serif1" fo:font-size="12pt" officeooo:rsid="00290730" style:font-size-asian="10.5pt" style:font-size-complex="12pt"/>
    </style:style>
    <style:style style:name="T39" style:family="text">
      <style:text-properties style:text-position="0% 100%" style:font-name="Liberation Serif1" officeooo:rsid="00290730"/>
    </style:style>
    <style:style style:name="T40" style:family="text">
      <style:text-properties style:text-position="0% 100%" style:font-name="Liberation Serif"/>
    </style:style>
    <style:style style:name="T41" style:family="text">
      <style:text-properties style:text-position="0% 100%" style:font-name="Liberation Serif"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15pt" fo:font-weight="normal" officeooo:rsid="00290730" style:font-size-asian="15pt" style:font-weight-asian="normal" style:font-size-complex="15pt" style:font-weight-complex="normal"/>
    </style:style>
    <style:style style:name="T43" style:family="text">
      <style:text-properties fo:font-size="15pt" fo:font-weight="bold" officeooo:rsid="00290730" style:font-size-asian="15pt" style:font-weight-asian="bold" style:font-size-complex="15pt" style:font-weight-complex="bold"/>
    </style:style>
    <style:style style:name="T44" style:family="text">
      <style:text-properties fo:font-size="15pt" fo:font-weight="bold" officeooo:rsid="003e1a8a" style:font-size-asian="15pt" style:font-weight-asian="bold" style:font-size-complex="15pt" style:font-weight-complex="bold"/>
    </style:style>
    <style:style style:name="T45" style:family="text">
      <style:text-properties officeooo:rsid="002d75e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mi El-Beblawy</text:p>
      <text:p text:style-name="P1">Edwin Srithammavanh</text:p>
      <text:p text:style-name="P2">Compte-Rendu de projet 2I006</text:p>
      <text:p text:style-name="P14">Le problème de Via Minimization</text:p>
      <text:p text:style-name="P15">Partie A</text:p>
      <text:p text:style-name="P5"/>
      <text:p text:style-name="P4">Exercice 1 – Lecture des instances et visualisation</text:p>
      <text:p text:style-name="P5">netlist.c visunetlist.c <text:s/>( SVGwriter.c SVGwriter.h)</text:p>
      <text:p text:style-name="P5"/>
      <text:p text:style-name="P5">Le Makefile créé un executable VisuNetlist qui permet de tracer une instance dans un fichier html. <text:s/></text:p>
      <text:p text:style-name="P5">Usage : ./VisuNetlist [chemin de l'instance] [longueur] [largeur] <text:s/></text:p>
      <text:p text:style-name="P5">Avec longueur et largeur les dimensions x et y du graphique en pixels.</text:p>
      <text:p text:style-name="P5"/>
      <text:p text:style-name="P4">Exercice 2 - Algorithme naïf de recherche des intersections :</text:p>
      <text:p text:style-name="P5">intersection.c </text:p>
      <text:p text:style-name="P5"/>
      <text:p text:style-name="P4">Exercice 3 - Algorithme de recherche des intersections par balayage et comparaison des performances :</text:p>
      <text:p text:style-name="P5">balayage.c benchmarking.<text:span text:style-name="T1">c</text:span></text:p>
      <text:p text:style-name="P5"/>
      <text:p text:style-name="P10">Q 3.3) <text:span text:style-name="T3">Calcul de la complexité de cette méthode :</text:span></text:p>
      <text:list xml:id="list3801795164" text:style-name="L1">
        <text:list-item>
          <text:p text:style-name="P22">E et T sont des listes chaînées de taille O(n).</text:p>
        </text:list-item>
        <text:list-item>
          <text:p text:style-name="P23">La création de E est en O(nlogn) car c’est une liste triée. </text:p>
        </text:list-item>
        <text:list-item>
          <text:p text:style-name="P23">La boucle Pour parcourt O(n) éléments.</text:p>
          <text:list>
            <text:list-item>
              <text:p text:style-name="P23">Dans cette boucle Insérer(h, T) et Supprimer(h, T) sont en O(n) car dans le pire des cas il faut parcourir tous les éléments de T pour trouver la bonne place pour h, T étant une liste triée.</text:p>
            </text:list-item>
            <text:list-item>
              <text:p text:style-name="P36"><text:span text:style-name="T5">P</text:span><text:span text:style-name="T4">rem_segment_apres(y, T) est en O(n) car il faut parcourir T pour trouver le bon élément.</text:span></text:p>
            </text:list-item>
            <text:list-item>
              <text:p text:style-name="P23">La boucle Tant que peut-être itérée O(n) fois dans le cas où tous les segments horizontaux ont une ordonnée comprise entre les ordonnées des extrémités du segment vertical v considéré.</text:p>
            </text:list-item>
          </text:list>
        </text:list-item>
      </text:list>
      <text:p text:style-name="P18"><text:span text:style-name="T4">Dan</text:span><text:span text:style-name="T6">s ce cas l’algorithme a pour complexité</text:span><text:span text:style-name="T42"> </text:span><text:span text:style-name="T43">O(n</text:span><text:span text:style-name="T27">2</text:span><text:span text:style-name="T32">)</text:span></text:p>
      <text:p text:style-name="P37"/>
      <text:p text:style-name="P11"><text:span text:style-name="T29">Avec l’hypothèse que le nombre de segments horizontaux traversés par une droite verticale du plan est borné par </text:span><text:span text:style-name="T34">α</text:span><text:span text:style-name="T40"> la boucle Tant que est en O(</text:span><text:span text:style-name="T34">α). Donc la complexité de l’algorithme est </text:span><text:span text:style-name="T41">O(</text:span><text:span text:style-name="T35">αn)</text:span><text:span text:style-name="T34">.</text:span></text:p>
      <text:p text:style-name="P38">Donc si α&lt;&lt;n la complexité est en O(n). <text:s text:c="3"/></text:p>
      <text:p text:style-name="P9"/>
      <text:p text:style-name="P9"/>
      <text:p text:style-name="P4">Exercice 4 – Algorithme de recherche des intersections utilisant la structure d’AVL </text:p>
      <text:p text:style-name="P7">avl.c benchmarking.c</text:p>
      <text:p text:style-name="P5"/>
      <text:p text:style-name="P12">Q 4.4) <text:span text:style-name="T45">Complexités des méthodes de manipulation de l’AVL et de la méthode par balayage :</text:span></text:p>
      <text:p text:style-name="P12"/>
      <text:list xml:id="list3062752551" text:style-name="L2">
        <text:list-item>
          <text:p text:style-name="P20"><text:span text:style-name="T21">Prem_Noeud_apres(ABR ab, double y) </text:span><text:span text:style-name="T7">: </text:span><text:span text:style-name="T8">dans le pire des cas le nœud cherché est </text:span><text:span text:style-name="T11">une feuille </text:span><text:span text:style-name="T8">de l’arbre donc compléxité en </text:span><text:span text:style-name="T24">O(logn)</text:span><text:span text:style-name="T8"> car la hauteur de l’arbre est en O(logn).</text:span></text:p>
          <text:p text:style-name="P24"/>
        </text:list-item>
        <text:list-item>
          <text:p text:style-name="P25">creerFeuille(Segment *seg, Netlist *n) : O(1)</text:p>
        </text:list-item>
        <text:list-item>
          <text:p text:style-name="P25">hauteur(ABR ab) : O(1)</text:p>
        </text:list-item>
        <text:list-item>
          <text:p text:style-name="P25">majhauteur(ABR ab) : O(1) </text:p>
        </text:list-item>
        <text:list-item>
          <text:p text:style-name="P25">rotationDroite(ABR *ab) : O(1)</text:p>
        </text:list-item>
        <text:list-item>
          <text:p text:style-name="P25"><text:soft-page-break/>rotationGauche(ABR *ab) : O(1)</text:p>
        </text:list-item>
        <text:list-item>
          <text:p text:style-name="P26">rotations(ABR *ab) : O(1)</text:p>
        </text:list-item>
        <text:list-item>
          <text:p text:style-name="P21"><text:span text:style-name="T22">insererElnt_avec_eq(ABR *ab, Segment *seg, Netlist *n)</text:span><text:span text:style-name="T10"> : </text:span><text:span text:style-name="T9">dans le pire des cas on insère l’élément </text:span><text:span text:style-name="T11">dans les feuilles </text:span><text:span text:style-name="T9">de l’arbre puis on effectue des rotations pour l’équilibrer, la complexité est alors </text:span><text:span text:style-name="T23">O(logn)</text:span><text:span text:style-name="T9">.</text:span></text:p>
          <text:p text:style-name="P27"/>
        </text:list-item>
        <text:list-item>
          <text:p text:style-name="P39"><text:span text:style-name="T9">c</text:span><text:span text:style-name="T4">oupe_max(ABR *ab)</text:span><text:span text:style-name="T20"> </text:span><text:span text:style-name="T4">: dans le pire des cas le maximum est une feuille de l’arbre donc O(logn).</text:span></text:p>
        </text:list-item>
      </text:list>
      <text:p text:style-name="P28"/>
      <text:list xml:id="list225237437381829" text:continue-numbering="true" text:style-name="L2">
        <text:list-item>
          <text:p text:style-name="P29">chercher_noeud(ABR *ab, Segment *seg, Netlist *n) : dans le pire des cas ce nœud est une feuille de l’arbre donc O(logn).</text:p>
        </text:list-item>
        <text:list-item>
          <text:p text:style-name="P39"><text:span text:style-name="T4">hauteur_abr(ABR a) : </text:span><text:span text:style-name="T12">cette fonction parcourt tous les nœuds de l’arbre pour calculer leur hauteur et l’arbre </text:span><text:span text:style-name="T13">possède</text:span><text:span text:style-name="T12"> n nœuds donc O(n).</text:span></text:p>
          <text:p text:style-name="P30"/>
        </text:list-item>
        <text:list-item>
          <text:p text:style-name="P40"><text:span text:style-name="T26">s</text:span><text:span text:style-name="T20">upprimer_avc_eq(ABR *ab, Segment *seg, Netlist *n)</text:span><text:span text:style-name="T4"> : </text:span><text:span text:style-name="T14">cette fonction fait appel à hauteur_abr(ABR a) qui est en O(n) donc elle est aussi en </text:span><text:span text:style-name="T25">O(n)</text:span><text:span text:style-name="T14">. Cependant il est possible de programmer cette fonction en O(logn).</text:span></text:p>
          <text:p text:style-name="P31"/>
        </text:list-item>
        <text:list-item>
          <text:p text:style-name="P41"><text:span text:style-name="T16"><text:s/></text:span><text:span text:style-name="T17">intersec_avl(Netlist *n) : </text:span></text:p>
          <text:list>
            <text:list-item>
              <text:p text:style-name="P32">E a une taille de l’ordre de O(n) donc la boucle for est O(n) fois.</text:p>
              <text:list>
                <text:list-item>
                  <text:p text:style-name="P32">L’insertion est codée en O(logn) et la suppression en O(n).</text:p>
                </text:list-item>
                <text:list-item>
                  <text:p text:style-name="P42"><text:span text:style-name="T15">La boucle Tant que itère sur une liste de taille O(n) </text:span><text:span text:style-name="T18">et appelle ajout_intersection() qui est en O(1) et Prem_Noeud_apres() qui est en O(logn) donc cette boucle est en O(nlogn)</text:span></text:p>
                </text:list-item>
              </text:list>
            </text:list-item>
          </text:list>
        </text:list-item>
      </text:list>
      <text:p text:style-name="P16"><text:span text:style-name="T15">Donc la méthode </text:span><text:span text:style-name="T19">de recherche des intersections en utilisant les AVL est en </text:span><text:span text:style-name="T44">O(n</text:span><text:span text:style-name="T28">2</text:span><text:span text:style-name="T33">logn)</text:span><text:span text:style-name="T31">.</text:span></text:p>
      <text:p text:style-name="P17"><text:span text:style-name="T30">En faisant la même hypothèse d’une borne </text:span><text:span text:style-name="T38">α </text:span><text:span text:style-name="T37">qu’à la question 3.3) la boucle Tant que est en O(</text:span><text:span text:style-name="T38">α</text:span><text:span text:style-name="T37">) et l’algorithme est alors en </text:span><text:span text:style-name="T35">O(</text:span><text:span text:style-name="T36">α</text:span><text:span text:style-name="T35">n)</text:span><text:span text:style-name="T37">.</text:span></text:p>
      <text:p text:style-name="P6"/>
      <text:p text:style-name="P15">Partie B</text:p>
      <text:p text:style-name="P5"/>
      <text:p text:style-name="P4">Exercice 5</text:p>
      <text:p text:style-name="P8">graphe.c visugraphe.c</text:p>
      <text:p text:style-name="P8"/>
      <text:p text:style-name="P5">La fonction creer_graphe (graphe.c) créée le graphe associé à un fichier int.</text:p>
      <text:p text:style-name="P5">Elle prend un paramètre la netlist associée au fichier int et le nom du fichier int. Le graphe est créée en 3 étapes : les sommets, les arretes de conflits, puis les arretes de continuité. Il a été choisit de ne stocker que les arretes de conflits dans le tableau d’arretes de la structure graphe.</text:p>
      <text:p text:style-name="P5"/>
      <text:p text:style-name="P5"/>
      <text:p text:style-name="P4">Exercice 6</text:p>
      <text:p text:style-name="P5">via_naif.c <text:span text:style-name="T2">visuvianaif.c</text:span>, pas de modification de l’énnoncé</text:p>
      <text:p text:style-name="P5"/>
      <text:p text:style-name="P5"/>
      <text:p text:style-name="P4">Exercice 7</text:p>
      <text:p text:style-name="P5">via_cycle.c <text:span text:style-name="T2">visuviacycle.c</text:span></text:p>
      <text:p text:style-name="P5"/>
      <text:p text:style-name="P5">La fonction detecte_cycle_impair ne renvoie -1 si aucun cycle impair n’est trouvé et l’indice du sommet où un cycle impair est détecté sinon.<text:tab/></text:p>
      <text:p text:style-name="P5">Ceci a permit d’éviter d’avoir un tableau_peres erroné dans le cas où il y a un cycle pair imbriqué dans un cycle pair, on perdait alors trace d’un élément du cycle.</text:p>
      <text:p text:style-name="P5">En faisant de cette manière, le tableau des peres n’est remplit uniquement si un cycle impair est trouvé, et ceci lors de la dérecursification.</text:p>
      <text:p text:style-name="P34"><text:soft-page-break/>Complexité:</text:p>
      <text:p text:style-name="P13">Il y aura au moins un appel sur chaque sommet (2 si ce sont des cycles), on parcourt donc le graphe en <text:span text:style-name="T39">O(n). </text:span><text:span text:style-name="T34">Pour chaque cycle trouvé, on réalise une opération de «chainage» de ces sommets, en </text:span><text:span text:style-name="T39">O(α) </text:span><text:span text:style-name="T34">où </text:span><text:span text:style-name="T39">α </text:span><text:span text:style-name="T34">est le nombre de sommets du cycle trouvé.</text:span></text:p>
      <text:p text:style-name="P19">Le coloriage des faces est ensuite réalisé en O(n).</text:p>
      <text:p text:style-name="P35"><text:span text:style-name="T34">La complexité globale est donc O(</text:span><text:span text:style-name="T39">α</text:span><text:span text:style-name="T34">n) soit </text:span><text:span text:style-name="T35">O(n²)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4:22:56.052557644</meta:creation-date>
    <dc:date>2019-04-18T22:52:36.320660448</dc:date>
    <meta:editing-duration>PT1H47M36S</meta:editing-duration>
    <meta:editing-cycles>22</meta:editing-cycles>
    <meta:generator>LibreOffice/6.0.7.3$Linux_X86_64 LibreOffice_project/00m0$Build-3</meta:generator>
    <meta:document-statistic meta:table-count="0" meta:image-count="0" meta:object-count="0" meta:page-count="3" meta:paragraph-count="65" meta:word-count="827" meta:character-count="4783" meta:non-whitespace-character-count="4027"/>
  </office:meta>
</office:document-meta>
</file>